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25-01-2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23-12-28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23-01-1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22-01-1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21-01-1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9-12-2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9-01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8-01-0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6-12-27 20:5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5-12-29 17:3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4-01-13 18:2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3-01-23 18:4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2-01-17 22:0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1-01-04 20:2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10-01-14 17:4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9-01-06 21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8-01-04 16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7-01-05 16:1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6-01-13 22:3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5-01-10 21:4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4-01-08 00:4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29098110801</text:p>
          </table:table-cell>
          <table:table-cell office:value-type="string" calcext:value-type="string">
            <text:p>2003-01-04 21:3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